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heory633_neon</text:p>
          </table:table-cell>
          <table:table-cell office:value-type="string" calcext:value-type="string">
            <text:p>measurement633_neon_20250304</text:p>
          </table:table-cell>
          <table:table-cell office:value-type="string" calcext:value-type="string">
            <text:p>differences</text:p>
          </table:table-cell>
          <table:table-cell/>
          <table:table-cell office:value-type="string" calcext:value-type="string">
            <text:p>theory532_neon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theory568_neon</text:p>
          </table:table-cell>
          <table:table-cell office:value-type="string" calcext:value-type="string">
            <text:p>measurement</text:p>
          </table:table-cell>
          <table:table-cell table:number-columns-repeated="2"/>
          <table:table-cell office:value-type="string" calcext:value-type="string">
            <text:p>theory532</text:p>
          </table:table-cell>
          <table:table-cell office:value-type="string" calcext:value-type="string">
            <text:p>measurement</text:p>
          </table:table-cell>
          <table:table-cell/>
        </table:table-row>
        <table:table-row table:style-name="ro1">
          <table:table-cell table:style-name="ce1" office:value-type="float" office:value="136.15" calcext:value-type="float">
            <text:p>136.15</text:p>
          </table:table-cell>
          <table:table-cell table:style-name="ce2" office:value-type="float" office:value="136.195751946264" calcext:value-type="float">
            <text:p>136.195751946264</text:p>
          </table:table-cell>
          <table:table-cell table:formula="of:=[.B2]-[.A2]" office:value-type="float" office:value="0.045751946264005" calcext:value-type="float">
            <text:p>0.045751946264005</text:p>
          </table:table-cell>
          <table:table-cell/>
          <table:table-cell office:value-type="float" office:value="22.571653311126" calcext:value-type="float">
            <text:p>22.571653311126</text:p>
          </table:table-cell>
          <table:table-cell table:number-columns-repeated="4"/>
          <table:table-cell office:value-type="float" office:value="114.859450976448" calcext:value-type="float">
            <text:p>114.859450976448</text:p>
          </table:table-cell>
          <table:table-cell office:value-type="float" office:value="158.083245757515" calcext:value-type="float">
            <text:p>158.083245757515</text:p>
          </table:table-cell>
          <table:table-cell table:number-columns-repeated="2"/>
          <table:table-cell office:value-type="float" office:value="22.571653311126" calcext:value-type="float">
            <text:p>22.571653311126</text:p>
          </table:table-cell>
          <table:table-cell table:number-columns-repeated="2"/>
        </table:table-row>
        <table:table-row table:style-name="ro1">
          <table:table-cell table:style-name="ce1" office:value-type="float" office:value="183.27" calcext:value-type="float">
            <text:p>183.27</text:p>
          </table:table-cell>
          <table:table-cell table:style-name="ce2" office:value-type="float" office:value="183.373601993814" calcext:value-type="float">
            <text:p>183.373601993814</text:p>
          </table:table-cell>
          <table:table-cell table:formula="of:=[.B3]-[.A3]" office:value-type="float" office:value="0.103601993813982" calcext:value-type="float">
            <text:p>0.103601993813982</text:p>
          </table:table-cell>
          <table:table-cell/>
          <table:table-cell office:value-type="float" office:value="38.0028216270833" calcext:value-type="float">
            <text:p>38.0028216270833</text:p>
          </table:table-cell>
          <table:table-cell table:number-columns-repeated="4"/>
          <table:table-cell office:value-type="float" office:value="203.294378711624" calcext:value-type="float">
            <text:p>203.294378711624</text:p>
          </table:table-cell>
          <table:table-cell office:value-type="float" office:value="242.929973561015" calcext:value-type="float">
            <text:p>242.929973561015</text:p>
          </table:table-cell>
          <table:table-cell table:number-columns-repeated="2"/>
          <table:table-cell office:value-type="float" office:value="38.0028216270833" calcext:value-type="float">
            <text:p>38.0028216270833</text:p>
          </table:table-cell>
          <table:table-cell table:number-columns-repeated="2"/>
        </table:table-row>
        <table:table-row table:style-name="ro1">
          <table:table-cell table:style-name="ce1" office:value-type="float" office:value="433.6" calcext:value-type="float">
            <text:p>433.60</text:p>
          </table:table-cell>
          <table:table-cell table:style-name="ce2" office:value-type="float" office:value="433.787487449207" calcext:value-type="float">
            <text:p>433.787487449207</text:p>
          </table:table-cell>
          <table:table-cell table:formula="of:=[.B4]-[.A4]" office:value-type="float" office:value="0.187487449206969" calcext:value-type="float">
            <text:p>0.187487449206969</text:p>
          </table:table-cell>
          <table:table-cell/>
          <table:table-cell office:value-type="float" office:value="74.2357305164704" calcext:value-type="float">
            <text:p>74.2357305164704</text:p>
          </table:table-cell>
          <table:table-cell table:number-columns-repeated="4"/>
          <table:table-cell office:value-type="float" office:value="251.943867565013" calcext:value-type="float">
            <text:p>251.943867565013</text:p>
          </table:table-cell>
          <table:table-cell office:value-type="float" office:value="333.516060351849" calcext:value-type="float">
            <text:p>333.516060351849</text:p>
          </table:table-cell>
          <table:table-cell table:number-columns-repeated="2"/>
          <table:table-cell office:value-type="float" office:value="74.2357305164704" calcext:value-type="float">
            <text:p>74.23573051647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9080445437046" calcext:value-type="float">
            <text:p>81.9080445437046</text:p>
          </table:table-cell>
          <table:table-cell table:number-columns-repeated="4"/>
          <table:table-cell office:value-type="float" office:value="371.584224191836" calcext:value-type="float">
            <text:p>371.584224191836</text:p>
          </table:table-cell>
          <table:table-cell office:value-type="float" office:value="422.149387211295" calcext:value-type="float">
            <text:p>422.149387211295</text:p>
          </table:table-cell>
          <table:table-cell table:number-columns-repeated="2"/>
          <table:table-cell office:value-type="float" office:value="81.9080445437046" calcext:value-type="float">
            <text:p>81.9080445437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80.400374063339" calcext:value-type="float">
            <text:p>280.400374063339</text:p>
          </table:table-cell>
          <table:table-cell table:style-name="ce2" office:value-type="float" office:value="278.057233435362" calcext:value-type="float">
            <text:p>278.057233435362</text:p>
          </table:table-cell>
          <table:table-cell table:formula="of:=[.F6]-[.E6]" office:value-type="float" office:value="-2.34314062797699" calcext:value-type="float">
            <text:p>-2.34314062797699</text:p>
          </table:table-cell>
          <table:table-cell table:number-columns-repeated="2"/>
          <table:table-cell office:value-type="float" office:value="418.075928646892" calcext:value-type="float">
            <text:p>418.075928646892</text:p>
          </table:table-cell>
          <table:table-cell office:value-type="float" office:value="459.259630416291" calcext:value-type="float">
            <text:p>459.259630416291</text:p>
          </table:table-cell>
          <table:table-cell table:number-columns-repeated="2"/>
          <table:table-cell office:value-type="float" office:value="280.400374063339" calcext:value-type="float">
            <text:p>280.400374063339</text:p>
          </table:table-cell>
          <table:table-cell table:style-name="ce2" office:value-type="float" office:value="278.521228222603" calcext:value-type="float">
            <text:p>278.521228222603</text:p>
          </table:table-cell>
          <table:table-cell table:formula="of:=[.O6]-[.N6]" office:value-type="float" office:value="-1.87914584073565" calcext:value-type="float">
            <text:p>-1.87914584073565</text:p>
          </table:table-cell>
        </table:table-row>
        <table:table-row table:style-name="ro1">
          <table:table-cell table:number-columns-repeated="4"/>
          <table:table-cell office:value-type="float" office:value="820.324685961134" calcext:value-type="float">
            <text:p>820.324685961134</text:p>
          </table:table-cell>
          <table:table-cell table:number-columns-repeated="4"/>
          <table:table-cell office:value-type="float" office:value="512.99615789469" calcext:value-type="float">
            <text:p>512.99615789469</text:p>
          </table:table-cell>
          <table:table-cell office:value-type="float" office:value="470.771696180099" calcext:value-type="float">
            <text:p>470.771696180099</text:p>
          </table:table-cell>
          <table:table-cell table:number-columns-repeated="2"/>
          <table:table-cell office:value-type="float" office:value="820.324685961134" calcext:value-type="float">
            <text:p>820.32468596113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72.173388717985" calcext:value-type="float">
            <text:p>572.173388717985</text:p>
          </table:table-cell>
          <table:table-cell office:value-type="float" office:value="590.268616142874" calcext:value-type="float">
            <text:p>590.2686161428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598.423588700863" calcext:value-type="float">
            <text:p>598.423588700863</text:p>
          </table:table-cell>
          <table:table-cell office:value-type="float" office:value="636.690479318193" calcext:value-type="float">
            <text:p>636.69047931819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657.664612528845" calcext:value-type="float">
            <text:p>657.66461252884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69.043895807553" calcext:value-type="float">
            <text:p>669.043895807553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8"/>
          <table:table-cell office:value-type="float" office:value="778.419570207007" calcext:value-type="float">
            <text:p>778.4195702070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22:37:11.816056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1:59:50.582373574</meta:creation-date>
    <dc:date>2025-03-29T01:26:03.776642983</dc:date>
    <meta:editing-duration>PT4H59M7S</meta:editing-duration>
    <meta:editing-cycles>5</meta:editing-cycles>
    <meta:generator>LibreOffice/24.2.7.2$Linux_X86_64 LibreOffice_project/420$Build-2</meta:generator>
    <meta:document-statistic meta:table-count="1" meta:cell-count="54" meta:object-count="0"/>
  </office:meta>
</office:document-meta>
</file>